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231b" officeooo:paragraph-rsid="0000231b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style:font-name="Courier New" officeooo:rsid="00018695" officeooo:paragraph-rsid="00018695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Liberation Serif" officeooo:rsid="000384e8" officeooo:paragraph-rsid="000384e8"/>
    </style:style>
    <style:style style:name="T1" style:family="text">
      <style:text-properties officeooo:rsid="000186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 resolução da questão da página 48 da aula 6, que mostra como tratar AVP na elaboração da DRE, bem como o lançamento de uma venda a prazo com juros embutidos. <text:span text:style-name="T1">Exemplo de lançamento, supondo venda de LP por R$ 100.000, com R$ 20.000 de juros:</text:span></text:p>
      <text:p text:style-name="P2">D – Duplicatas a Receber <text:s text:c="4"/>100.000</text:p>
      <text:p text:style-name="P2">D – Despesa com AVP <text:s text:c="10"/>20.000</text:p>
      <text:p text:style-name="P2">C – AVP-Duplicatas a Receber <text:s/>20.000</text:p>
      <text:p text:style-name="P2">C – Receita de Vendas <text:s text:c="7"/>100.000</text:p>
      <text:p text:style-name="P2"/>
      <text:p text:style-name="P3">Ver resolução da questão da página 4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15T22:48:37.436000000</dc:date>
    <meta:editing-duration>PT44M34S</meta:editing-duration>
    <meta:editing-cycles>3</meta:editing-cycles>
    <meta:document-statistic meta:table-count="0" meta:image-count="0" meta:object-count="0" meta:page-count="1" meta:paragraph-count="6" meta:word-count="73" meta:character-count="426" meta:non-whitespace-character-count="333"/>
  </office:meta>
</office:document-meta>
</file>